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bc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2">Kitchen Suppl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06-22T23:21:57.218694875</meta:print-date>
    <dc:date>2019-06-22T23:37:49.683854834</dc:date>
    <meta:editing-duration>PT16M4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7" meta:non-whitespace-character-count="15"/>
  </office:meta>
</office:document-meta>
</file>